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5H46M7.000S" table:style-name="ce9">
            <text:p>15:46:07</text:p>
          </table:table-cell>
          <table:table-cell office:value-type="string" table:style-name="ce12">
            <text:p>Last</text:p>
          </table:table-cell>
          <table:table-cell office:value-type="time" office:time-value="PT15H48M37.000S" table:style-name="ce9">
            <text:p>15:48:3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2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7.050000000000004" table:style-name="ce14">
            <text:p>37.1</text:p>
          </table:table-cell>
          <table:table-cell office:value-type="float" office:value="15.433333333333335" table:style-name="ce14">
            <text:p>15.4</text:p>
          </table:table-cell>
          <table:table-cell office:value-type="float" office:value="5.000000000000001E-2" table:style-name="ce14">
            <text:p>0.1</text:p>
          </table:table-cell>
          <table:table-cell office:value-type="float" office:value="47.45000000000001" table:style-name="ce14">
            <text:p>47.5</text:p>
          </table:table-cell>
          <table:table-cell office:value-type="float" office:value="52.483333333333327" table:style-name="ce14">
            <text:p>52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5.8" table:style-name="ce13">
            <text:p>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8" table:style-name="ce14">
            <text:p>78.0</text:p>
          </table:table-cell>
          <table:table-cell office:value-type="float" office:value="23.7" table:style-name="ce14">
            <text:p>23.7</text:p>
          </table:table-cell>
          <table:table-cell office:value-type="float" office:value="0.1" table:style-name="ce14">
            <text:p>0.1</text:p>
          </table:table-cell>
          <table:table-cell office:value-type="float" office:value="98.3" table:style-name="ce14">
            <text:p>98.3</text:p>
          </table:table-cell>
          <table:table-cell office:value-type="float" office:value="95" table:style-name="ce14">
            <text:p>95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807H47M37.000S" table:style-name="ce9">
            <text:p>15:47:3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1052631578947367" table:style-name="ce14">
            <text:p>2.1</text:p>
          </table:table-cell>
          <table:table-cell office:value-type="float" office:value="1.5356371490280776" table:style-name="ce14">
            <text:p>1.5</text:p>
          </table:table-cell>
          <table:table-cell office:value-type="float" office:value="1.9999999999999998" table:style-name="ce14">
            <text:p>2.0</text:p>
          </table:table-cell>
          <table:table-cell office:value-type="float" office:value="2.0716543730242356" table:style-name="ce14">
            <text:p>2.1</text:p>
          </table:table-cell>
          <table:table-cell office:value-type="float" office:value="1.8100984439504606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75.494" table:style-name="ce13">
            <text:p>17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04T00:00:00" table:style-name="ce5">
            <text:p>04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46.060S" table:style-name="ce6">
            <text:p>00:15: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5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3.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184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4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1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165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44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549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616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439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29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894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546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40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8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2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8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6539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68161 0 41075 2320111 7072 0 1271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9491 0 10467 577965 1788 0 640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3068 0 10987 579665 2263 0 20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2443 0 10009 580750 2186 0 205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3157 0 9611 581730 833 0 216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804174 54 340 0 0 0 0 2 0 1 0 0 0 2066 0 20524 68 0 0 0 0 0 0 0 22 0 0 0 0 0 0 0 0 35266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5337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120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5082734 0 807248 99419 13465582 20564 0 331 186876 541 502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182349892 13361383 <text:s text:c="3"/>0 <text:s text:c="3"/>0 <text:s text:c="3"/>0 <text:s text:c="4"/>0 <text:s text:c="9"/>0 <text:s text:c="8"/>0 1182349892 1336138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8734967 <text:s/>184936 <text:s text:c="3"/>0 <text:s/>216 <text:s text:c="3"/>0 <text:s text:c="4"/>0 <text:s text:c="9"/>0 <text:s text:c="8"/>0 337726218 <text:s/>28582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257 13737 754998 326984 8262 183841 1540832 1392936 0 94960 1723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154 13707 753946 326140 8262 183841 1540832 1392936 0 94784 1722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36 0 0 0 0 0 436 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26 134656 21 20 4 53 33 58 20 0 1 0 4 2932736 400 4294967295 11546624 11646460 0 0 0 0 0 4096 536946211 4294967295 0 0 0 1 0 0 11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4936 errors:0 dropped:216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8582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8734967 (28.7 MB) <text:s/>TX bytes:337726218 (337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336138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336138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82349892 (1.1 GB) <text:s/>TX bytes:1182349892 (1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24 <text:s text:c="5"/>2856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54.2" table:style-name="ce1">
            <text:p>54.2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58.7" table:style-name="ce1">
            <text:p>58.7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.1" table:style-name="ce1">
            <text:p>0.1</text:p>
          </table:table-cell>
          <table:table-cell office:value-type="float" office:value="24.3" table:style-name="ce1">
            <text:p>24.3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2.5" table:style-name="ce1">
            <text:p>12.5</text:p>
          </table:table-cell>
          <table:table-cell office:value-type="float" office:value="23.7" table:style-name="ce1">
            <text:p>23.7</text:p>
          </table:table-cell>
          <table:table-cell office:value-type="float" office:value="0.1" table:style-name="ce1">
            <text:p>0.1</text:p>
          </table:table-cell>
          <table:table-cell office:value-type="float" office:value="63.6" table:style-name="ce1">
            <text:p>63.6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17.7" table:style-name="ce1">
            <text:p>17.7</text:p>
          </table:table-cell>
          <table:table-cell office:value-type="float" office:value="23.7" table:style-name="ce1">
            <text:p>23.7</text:p>
          </table:table-cell>
          <table:table-cell office:value-type="float" office:value="0.1" table:style-name="ce1">
            <text:p>0.1</text:p>
          </table:table-cell>
          <table:table-cell office:value-type="float" office:value="58.5" table:style-name="ce1">
            <text:p>58.5</text:p>
          </table:table-cell>
          <table:table-cell office:value-type="float" office:value="41.4" table:style-name="ce1">
            <text:p>4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050000000000004" table:style-name="ce1">
            <text:p>37.05</text:p>
          </table:table-cell>
          <table:table-cell office:value-type="float" office:value="15.433333333333335" table:style-name="ce1">
            <text:p>15.43333333</text:p>
          </table:table-cell>
          <table:table-cell office:value-type="float" office:value="5.000000000000001E-2" table:style-name="ce1">
            <text:p>0.05</text:p>
          </table:table-cell>
          <table:table-cell office:value-type="float" office:value="47.45000000000001" table:style-name="ce1">
            <text:p>47.45</text:p>
          </table:table-cell>
          <table:table-cell office:value-type="float" office:value="52.483333333333327" table:style-name="ce1">
            <text:p>52.48333333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5.65" table:style-name="ce11">
            <text:p>35.7</text:p>
          </table:table-cell>
          <table:table-cell office:value-type="float" office:value="15.166666666666666" table:style-name="ce11">
            <text:p>15.2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49.1" table:style-name="ce11">
            <text:p>4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7.883333333333333" table:style-name="ce11">
            <text:p>37.9</text:p>
          </table:table-cell>
          <table:table-cell office:value-type="float" office:value="15.983333333333334" table:style-name="ce11">
            <text:p>16.0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46.066666666666663" table:style-name="ce11">
            <text:p>46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9.833333333333336" table:style-name="ce11">
            <text:p>39.8</text:p>
          </table:table-cell>
          <table:table-cell office:value-type="float" office:value="14.75" table:style-name="ce11">
            <text:p>14.8</text:p>
          </table:table-cell>
          <table:table-cell office:value-type="float" office:value="4.9999999999999996E-2" table:style-name="ce11">
            <text:p>0.1</text:p>
          </table:table-cell>
          <table:table-cell office:value-type="float" office:value="45.366666666666667" table:style-name="ce11">
            <text:p>45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8.200000000000003" table:style-name="ce11">
            <text:p>38.2</text:p>
          </table:table-cell>
          <table:table-cell office:value-type="float" office:value="16.583333333333332" table:style-name="ce11">
            <text:p>16.6</text:p>
          </table:table-cell>
          <table:table-cell office:value-type="float" office:value="0.18333333333333335" table:style-name="ce11">
            <text:p>0.2</text:p>
          </table:table-cell>
          <table:table-cell office:value-type="float" office:value="45.050000000000004" table:style-name="ce11">
            <text:p>45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0" table:style-name="ce1">
            <text:p>0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0" table:style-name="ce1">
            <text:p>0</text:p>
          </table:table-cell>
          <table:table-cell office:value-type="float" office:value="1988.4" table:style-name="ce1">
            <text:p>1988.4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0" table:style-name="ce1">
            <text:p>0</text:p>
          </table:table-cell>
          <table:table-cell office:value-type="float" office:value="1345.8" table:style-name="ce1">
            <text:p>1345.8</text:p>
          </table:table-cell>
          <table:table-cell office:value-type="float" office:value="15.8" table:style-name="ce1">
            <text:p>15.8</text:p>
          </table:table-cell>
          <table:table-cell table:number-columns-repeated="16380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0" table:style-name="ce1">
            <text:p>0</text:p>
          </table:table-cell>
          <table:table-cell office:value-type="float" office:value="1942" table:style-name="ce1">
            <text:p>1942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0" table:style-name="ce1">
            <text:p>0</text:p>
          </table:table-cell>
          <table:table-cell office:value-type="float" office:value="503.2" table:style-name="ce1">
            <text:p>503.2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974.9666666666667" table:formula="msoxl:=AVERAGE(C2:C7)" table:style-name="ce8">
            <text:p>975.0</text:p>
          </table:table-cell>
          <table:table-cell office:value-type="float" office:value="7.2" table:formula="msoxl:=AVERAGE(D2:D7)" table:style-name="ce8">
            <text:p>7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699.3542673823606" table:formula="msoxl:=IF(C9=0,0,MAX(SUMPRODUCT(C2:C7,C2:C7)/SUM(C2:C7)-C9,0))" table:style-name="ce8">
            <text:p>699.4</text:p>
          </table:table-cell>
          <table:table-cell office:value-type="float" office:value="4.5018518518518524" table:formula="msoxl:=IF(D9=0,0,MAX(SUMPRODUCT(D2:D7,D2:D7)/SUM(D2:D7)-D9,0))" table:style-name="ce8">
            <text:p>4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314.07906595097279" table:formula="msoxl:=ABS(MAX(C2:C7)-C9-C10)" table:style-name="ce8">
            <text:p>314.1</text:p>
          </table:table-cell>
          <table:table-cell office:value-type="float" office:value="4.098148148148149" table:formula="msoxl:=ABS(MAX(D2:D7)-D9-D10)" table:style-name="ce8">
            <text:p>4.1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81.2" table:style-name="ce1">
            <text:p>81.2</text:p>
          </table:table-cell>
          <table:table-cell office:value-type="float" office:value="81.2" table:style-name="ce1">
            <text:p>8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2.4" table:style-name="ce1">
            <text:p>162.4</text:p>
          </table:table-cell>
          <table:table-cell table:number-columns-repeated="1612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214.6" table:style-name="ce1">
            <text:p>214.6</text:p>
          </table:table-cell>
          <table:table-cell office:value-type="float" office:value="214.6" table:style-name="ce1">
            <text:p>21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9.2" table:style-name="ce1">
            <text:p>429.2</text:p>
          </table:table-cell>
          <table:table-cell table:number-columns-repeated="1612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85.2" table:style-name="ce1">
            <text:p>85.2</text:p>
          </table:table-cell>
          <table:table-cell office:value-type="float" office:value="85.2" table:style-name="ce1">
            <text:p>8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0.4" table:style-name="ce1">
            <text:p>170.4</text:p>
          </table:table-cell>
          <table:table-cell table:number-columns-repeated="1612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65.5" table:style-name="ce1">
            <text:p>165.5</text:p>
          </table:table-cell>
          <table:table-cell office:value-type="float" office:value="165.5" table:style-name="ce1">
            <text:p>16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1" table:style-name="ce1">
            <text:p>331</text:p>
          </table:table-cell>
          <table:table-cell table:number-columns-repeated="1612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88.8" table:style-name="ce1">
            <text:p>88.8</text:p>
          </table:table-cell>
          <table:table-cell office:value-type="float" office:value="88.8" table:style-name="ce1">
            <text:p>8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7.6" table:style-name="ce1">
            <text:p>17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5.88333333333333" table:formula="msoxl:=AVERAGE(B2:B7)" table:style-name="ce8">
            <text:p>105.9</text:p>
          </table:table-cell>
          <table:table-cell office:value-type="float" office:value="105.88333333333333" table:formula="msoxl:=AVERAGE(C2:C7)" table:style-name="ce8">
            <text:p>105.9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3.937743323364316" table:formula="msoxl:=IF(B9=0,0,MAX(SUMPRODUCT(B2:B7,B2:B7)/SUM(B2:B7)-B9,0))" table:style-name="ce8">
            <text:p>43.9</text:p>
          </table:table-cell>
          <table:table-cell office:value-type="float" office:value="43.937743323364316" table:formula="msoxl:=IF(C9=0,0,MAX(SUMPRODUCT(C2:C7,C2:C7)/SUM(C2:C7)-C9,0))" table:style-name="ce8">
            <text:p>43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4.778923343302353" table:formula="msoxl:=ABS(MAX(B2:B7)-B9-B10)" table:style-name="ce8">
            <text:p>64.8</text:p>
          </table:table-cell>
          <table:table-cell office:value-type="float" office:value="64.778923343302353" table:formula="msoxl:=ABS(MAX(C2:C7)-C9-C10)" table:style-name="ce8">
            <text:p>64.8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9.82107665669764" table:formula="msoxl:=B9+ B10" table:style-name="ce8">
            <text:p>149.8</text:p>
          </table:table-cell>
          <table:table-cell office:value-type="float" office:value="149.82107665669764" table:formula="msoxl:=C9+ C10" table:style-name="ce8">
            <text:p>149.8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2.6" table:style-name="ce1">
            <text:p>2.6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0999999999999996" table:style-name="ce1">
            <text:p>5.1</text:p>
          </table:table-cell>
          <table:table-cell table:number-columns-repeated="1612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95" table:formula="msoxl:=AVERAGE(B2:B7)" table:style-name="ce8">
            <text:p>2.0</text:p>
          </table:table-cell>
          <table:table-cell office:value-type="float" office:value="1.9333333333333333" table:formula="msoxl:=AVERAGE(C2:C7)" table:style-name="ce8">
            <text:p>1.9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670940170940171" table:formula="msoxl:=IF(B9=0,0,MAX(SUMPRODUCT(B2:B7,B2:B7)/SUM(B2:B7)-B9,0))" table:style-name="ce8">
            <text:p>1.6</text:p>
          </table:table-cell>
          <table:table-cell office:value-type="float" office:value="1.5701149425287351" table:formula="msoxl:=IF(C9=0,0,MAX(SUMPRODUCT(C2:C7,C2:C7)/SUM(C2:C7)-C9,0))" table:style-name="ce8">
            <text:p>1.6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5829059829059824" table:formula="msoxl:=ABS(MAX(B2:B7)-B9-B10)" table:style-name="ce8">
            <text:p>1.6</text:p>
          </table:table-cell>
          <table:table-cell office:value-type="float" office:value="1.596551724137931" table:formula="msoxl:=ABS(MAX(C2:C7)-C9-C10)" table:style-name="ce8">
            <text:p>1.6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517094017094017" table:formula="msoxl:=B9+ B10" table:style-name="ce8">
            <text:p>3.5</text:p>
          </table:table-cell>
          <table:table-cell office:value-type="float" office:value="3.5034482758620684" table:formula="msoxl:=C9+ C10" table:style-name="ce8">
            <text:p>3.5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9+ B10" table:style-name="ce8">
            <text:p>0.0</text:p>
          </table:table-cell>
          <table:table-cell office:value-type="float" office:value="0" table:formula="msoxl:=C9+ C10" table:style-name="ce8">
            <text:p>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400000000000006" table:style-name="ce1">
            <text:p>70.4</text:p>
          </table:table-cell>
          <table:table-cell table:number-columns-repeated="1612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994.2" table:style-name="ce1">
            <text:p>994.2</text:p>
          </table:table-cell>
          <table:table-cell office:value-type="float" office:value="994.2" table:style-name="ce1">
            <text:p>99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88.4" table:style-name="ce1">
            <text:p>1988.4</text:p>
          </table:table-cell>
          <table:table-cell table:number-columns-repeated="1612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672.9" table:style-name="ce1">
            <text:p>672.9</text:p>
          </table:table-cell>
          <table:table-cell office:value-type="float" office:value="672.9" table:style-name="ce1">
            <text:p>67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45.8" table:style-name="ce1">
            <text:p>1345.8</text:p>
          </table:table-cell>
          <table:table-cell table:number-columns-repeated="1612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971" table:style-name="ce1">
            <text:p>971</text:p>
          </table:table-cell>
          <table:table-cell office:value-type="float" office:value="971" table:style-name="ce1">
            <text:p>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42" table:style-name="ce1">
            <text:p>1942</text:p>
          </table:table-cell>
          <table:table-cell table:number-columns-repeated="1612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251.6" table:style-name="ce1">
            <text:p>251.6</text:p>
          </table:table-cell>
          <table:table-cell office:value-type="float" office:value="251.6" table:style-name="ce1">
            <text:p>25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3.2" table:style-name="ce1">
            <text:p>50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87.48333333333335" table:formula="msoxl:=AVERAGE(B2:B7)" table:style-name="ce8">
            <text:p>487.5</text:p>
          </table:table-cell>
          <table:table-cell office:value-type="float" office:value="487.48333333333335" table:formula="msoxl:=AVERAGE(C2:C7)" table:style-name="ce8">
            <text:p>487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49.6771336911803" table:formula="msoxl:=IF(B9=0,0,MAX(SUMPRODUCT(B2:B7,B2:B7)/SUM(B2:B7)-B9,0))" table:style-name="ce8">
            <text:p>349.7</text:p>
          </table:table-cell>
          <table:table-cell office:value-type="float" office:value="349.6771336911803" table:formula="msoxl:=IF(C9=0,0,MAX(SUMPRODUCT(C2:C7,C2:C7)/SUM(C2:C7)-C9,0))" table:style-name="ce8">
            <text:p>349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57.0395329754864" table:formula="msoxl:=ABS(MAX(B2:B7)-B9-B10)" table:style-name="ce8">
            <text:p>157.0</text:p>
          </table:table-cell>
          <table:table-cell office:value-type="float" office:value="157.0395329754864" table:formula="msoxl:=ABS(MAX(C2:C7)-C9-C10)" table:style-name="ce8">
            <text:p>157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37.16046702451365" table:formula="msoxl:=B9+ B10" table:style-name="ce8">
            <text:p>837.2</text:p>
          </table:table-cell>
          <table:table-cell office:value-type="float" office:value="837.16046702451365" table:formula="msoxl:=C9+ C10" table:style-name="ce8">
            <text:p>837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8" table:style-name="ce1">
            <text:p>15.8</text:p>
          </table:table-cell>
          <table:table-cell table:number-columns-repeated="1612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6" table:formula="msoxl:=AVERAGE(B2:B7)" table:style-name="ce8">
            <text:p>3.6</text:p>
          </table:table-cell>
          <table:table-cell office:value-type="float" office:value="3.6" table:formula="msoxl:=AVERAGE(C2:C7)" table:style-name="ce8">
            <text:p>3.6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2509259259259262" table:formula="msoxl:=IF(B9=0,0,MAX(SUMPRODUCT(B2:B7,B2:B7)/SUM(B2:B7)-B9,0))" table:style-name="ce8">
            <text:p>2.3</text:p>
          </table:table-cell>
          <table:table-cell office:value-type="float" office:value="2.2509259259259262" table:formula="msoxl:=IF(C9=0,0,MAX(SUMPRODUCT(C2:C7,C2:C7)/SUM(C2:C7)-C9,0))" table:style-name="ce8">
            <text:p>2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490740740740745" table:formula="msoxl:=ABS(MAX(B2:B7)-B9-B10)" table:style-name="ce8">
            <text:p>2.0</text:p>
          </table:table-cell>
          <table:table-cell office:value-type="float" office:value="2.0490740740740745" table:formula="msoxl:=ABS(MAX(C2:C7)-C9-C10)" table:style-name="ce8">
            <text:p>2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8509259259259263" table:formula="msoxl:=B9+ B10" table:style-name="ce8">
            <text:p>5.9</text:p>
          </table:table-cell>
          <table:table-cell office:value-type="float" office:value="5.8509259259259263" table:formula="msoxl:=C9+ C10" table:style-name="ce8">
            <text:p>5.9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083333333333336" table:formula="msoxl:=AVERAGE(B2:B7)" table:style-name="ce8">
            <text:p>58.1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716881874690444E-3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1549497847919525" table:formula="msoxl:=ABS(MAX(B2:B7)-B9-B10)" table:style-name="ce8">
            <text:p>0.4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0.3" table:style-name="ce1">
            <text:p>4510.3</text:p>
          </table:table-cell>
          <table:table-cell office:value-type="float" office:value="3837.1" table:style-name="ce1">
            <text:p>3837.1</text:p>
          </table:table-cell>
          <table:table-cell office:value-type="float" office:value="673.2" table:style-name="ce1">
            <text:p>673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5" table:style-name="ce1">
            <text:p>714.5</text:p>
          </table:table-cell>
          <table:table-cell office:value-type="float" office:value="2066.6" table:style-name="ce1">
            <text:p>2066.6</text:p>
          </table:table-cell>
          <table:table-cell office:value-type="float" office:value="-1" table:style-name="ce1">
            <text:p>-1</text:p>
          </table:table-cell>
          <table:table-cell office:value-type="float" office:value="72.3" table:style-name="ce1">
            <text:p>72.3</text:p>
          </table:table-cell>
          <table:table-cell office:value-type="float" office:value="0" table:style-name="ce1">
            <text:p>0</text:p>
          </table:table-cell>
          <table:table-cell office:value-type="float" office:value="433.7" table:style-name="ce1">
            <text:p>433.7</text:p>
          </table:table-cell>
          <table:table-cell table:number-columns-repeated="1636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9.5" table:style-name="ce1">
            <text:p>4449.5</text:p>
          </table:table-cell>
          <table:table-cell office:value-type="float" office:value="3776.9" table:style-name="ce1">
            <text:p>3776.9</text:p>
          </table:table-cell>
          <table:table-cell office:value-type="float" office:value="672.6" table:style-name="ce1">
            <text:p>67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2.6" table:style-name="ce1">
            <text:p>742.6</text:p>
          </table:table-cell>
          <table:table-cell office:value-type="float" office:value="2108" table:style-name="ce1">
            <text:p>2108</text:p>
          </table:table-cell>
          <table:table-cell office:value-type="float" office:value="-1" table:style-name="ce1">
            <text:p>-1</text:p>
          </table:table-cell>
          <table:table-cell office:value-type="float" office:value="72.5" table:style-name="ce1">
            <text:p>72.5</text:p>
          </table:table-cell>
          <table:table-cell office:value-type="float" office:value="0" table:style-name="ce1">
            <text:p>0</text:p>
          </table:table-cell>
          <table:table-cell office:value-type="float" office:value="454" table:style-name="ce1">
            <text:p>454</text:p>
          </table:table-cell>
          <table:table-cell table:number-columns-repeated="1636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4.8" table:style-name="ce1">
            <text:p>4394.8</text:p>
          </table:table-cell>
          <table:table-cell office:value-type="float" office:value="3722.5" table:style-name="ce1">
            <text:p>3722.5</text:p>
          </table:table-cell>
          <table:table-cell office:value-type="float" office:value="672.3" table:style-name="ce1">
            <text:p>67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7" table:style-name="ce1">
            <text:p>740.7</text:p>
          </table:table-cell>
          <table:table-cell office:value-type="float" office:value="2162.9" table:style-name="ce1">
            <text:p>2162.9</text:p>
          </table:table-cell>
          <table:table-cell office:value-type="float" office:value="-1" table:style-name="ce1">
            <text:p>-1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0" table:style-name="ce1">
            <text:p>0</text:p>
          </table:table-cell>
          <table:table-cell office:value-type="float" office:value="452.5" table:style-name="ce1">
            <text:p>452.5</text:p>
          </table:table-cell>
          <table:table-cell table:number-columns-repeated="1636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5.3999999999996" table:style-name="ce1">
            <text:p>4355.4</text:p>
          </table:table-cell>
          <table:table-cell office:value-type="float" office:value="3684.1" table:style-name="ce1">
            <text:p>3684.1</text:p>
          </table:table-cell>
          <table:table-cell office:value-type="float" office:value="671.3" table:style-name="ce1">
            <text:p>671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2.1" table:style-name="ce1">
            <text:p>772.1</text:p>
          </table:table-cell>
          <table:table-cell office:value-type="float" office:value="2204.9" table:style-name="ce1">
            <text:p>2204.9</text:p>
          </table:table-cell>
          <table:table-cell office:value-type="float" office:value="-1" table:style-name="ce1">
            <text:p>-1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0" table:style-name="ce1">
            <text:p>0</text:p>
          </table:table-cell>
          <table:table-cell office:value-type="float" office:value="448.6" table:style-name="ce1">
            <text:p>448.6</text:p>
          </table:table-cell>
          <table:table-cell table:number-columns-repeated="1636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9" table:style-name="ce1">
            <text:p>4389</text:p>
          </table:table-cell>
          <table:table-cell office:value-type="float" office:value="3717.5" table:style-name="ce1">
            <text:p>3717.5</text:p>
          </table:table-cell>
          <table:table-cell office:value-type="float" office:value="671.5" table:style-name="ce1">
            <text:p>671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1.7" table:style-name="ce1">
            <text:p>761.7</text:p>
          </table:table-cell>
          <table:table-cell office:value-type="float" office:value="2175.3000000000002" table:style-name="ce1">
            <text:p>2175.3</text:p>
          </table:table-cell>
          <table:table-cell office:value-type="float" office:value="-1" table:style-name="ce1">
            <text:p>-1</text:p>
          </table:table-cell>
          <table:table-cell office:value-type="float" office:value="72.7" table:style-name="ce1">
            <text:p>72.7</text:p>
          </table:table-cell>
          <table:table-cell office:value-type="float" office:value="0" table:style-name="ce1">
            <text:p>0</text:p>
          </table:table-cell>
          <table:table-cell office:value-type="float" office:value="444.7" table:style-name="ce1">
            <text:p>444.7</text:p>
          </table:table-cell>
          <table:table-cell table:number-columns-repeated="1636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4.6000000000004" table:style-name="ce1">
            <text:p>4424.6</text:p>
          </table:table-cell>
          <table:table-cell office:value-type="float" office:value="3753" table:style-name="ce1">
            <text:p>3753</text:p>
          </table:table-cell>
          <table:table-cell office:value-type="float" office:value="671.6" table:style-name="ce1">
            <text:p>67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8.5" table:style-name="ce1">
            <text:p>728.5</text:p>
          </table:table-cell>
          <table:table-cell office:value-type="float" office:value="2145.9" table:style-name="ce1">
            <text:p>2145.9</text:p>
          </table:table-cell>
          <table:table-cell office:value-type="float" office:value="-1" table:style-name="ce1">
            <text:p>-1</text:p>
          </table:table-cell>
          <table:table-cell office:value-type="float" office:value="72.7" table:style-name="ce1">
            <text:p>72.7</text:p>
          </table:table-cell>
          <table:table-cell office:value-type="float" office:value="0" table:style-name="ce1">
            <text:p>0</text:p>
          </table:table-cell>
          <table:table-cell office:value-type="float" office:value="438" table:style-name="ce1">
            <text:p>438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6383.3" table:style-name="ce1">
            <text:p>6383.3</text:p>
          </table:table-cell>
          <table:table-cell office:value-type="float" office:value="279.8" table:style-name="ce1">
            <text:p>279.8</text:p>
          </table:table-cell>
          <table:table-cell office:value-type="float" office:value="6383.3" table:style-name="ce1">
            <text:p>6383.3</text:p>
          </table:table-cell>
          <table:table-cell office:value-type="float" office:value="849.2" table:style-name="ce1">
            <text:p>849.2</text:p>
          </table:table-cell>
          <table:table-cell office:value-type="float" office:value="12766.6" table:style-name="ce1">
            <text:p>12766.6</text:p>
          </table:table-cell>
          <table:table-cell office:value-type="float" office:value="1129" table:style-name="ce1">
            <text:p>1129</text:p>
          </table:table-cell>
          <table:table-cell office:value-type="float" office:value="6663.1" table:style-name="ce1">
            <text:p>6663.1</text:p>
          </table:table-cell>
          <table:table-cell office:value-type="float" office:value="-7232.5" table:style-name="ce1">
            <text:p>-7232.5</text:p>
          </table:table-cell>
          <table:table-cell table:number-columns-repeated="16375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12387.4" table:style-name="ce1">
            <text:p>12387.4</text:p>
          </table:table-cell>
          <table:table-cell office:value-type="float" office:value="16.3" table:style-name="ce1">
            <text:p>16.3</text:p>
          </table:table-cell>
          <table:table-cell office:value-type="float" office:value="12387.4" table:style-name="ce1">
            <text:p>12387.4</text:p>
          </table:table-cell>
          <table:table-cell office:value-type="float" office:value="58.9" table:style-name="ce1">
            <text:p>58.9</text:p>
          </table:table-cell>
          <table:table-cell office:value-type="float" office:value="24774.799999999999" table:style-name="ce1">
            <text:p>24774.8</text:p>
          </table:table-cell>
          <table:table-cell office:value-type="float" office:value="75.2" table:style-name="ce1">
            <text:p>75.2</text:p>
          </table:table-cell>
          <table:table-cell office:value-type="float" office:value="12403.699999999999" table:style-name="ce1">
            <text:p>12403.7</text:p>
          </table:table-cell>
          <table:table-cell office:value-type="float" office:value="-12446.3" table:style-name="ce1">
            <text:p>-12446.3</text:p>
          </table:table-cell>
          <table:table-cell table:number-columns-repeated="16375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5938.8" table:style-name="ce1">
            <text:p>5938.8</text:p>
          </table:table-cell>
          <table:table-cell office:value-type="float" office:value="54.7" table:style-name="ce1">
            <text:p>54.7</text:p>
          </table:table-cell>
          <table:table-cell office:value-type="float" office:value="5938.8" table:style-name="ce1">
            <text:p>5938.8</text:p>
          </table:table-cell>
          <table:table-cell office:value-type="float" office:value="1128.9000000000001" table:style-name="ce1">
            <text:p>1128.9</text:p>
          </table:table-cell>
          <table:table-cell office:value-type="float" office:value="11877.6" table:style-name="ce1">
            <text:p>11877.6</text:p>
          </table:table-cell>
          <table:table-cell office:value-type="float" office:value="1183.6000000000001" table:style-name="ce1">
            <text:p>1183.6</text:p>
          </table:table-cell>
          <table:table-cell office:value-type="float" office:value="5993.5" table:style-name="ce1">
            <text:p>5993.5</text:p>
          </table:table-cell>
          <table:table-cell office:value-type="float" office:value="-7067.7000000000007" table:style-name="ce1">
            <text:p>-7067.7</text:p>
          </table:table-cell>
          <table:table-cell table:number-columns-repeated="16375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059.9000000000001" table:style-name="ce1">
            <text:p>1059.9</text:p>
          </table:table-cell>
          <table:table-cell office:value-type="float" office:value="20.9" table:style-name="ce1">
            <text:p>20.9</text:p>
          </table:table-cell>
          <table:table-cell office:value-type="float" office:value="1059.9000000000001" table:style-name="ce1">
            <text:p>1059.9</text:p>
          </table:table-cell>
          <table:table-cell office:value-type="float" office:value="393" table:style-name="ce1">
            <text:p>393</text:p>
          </table:table-cell>
          <table:table-cell office:value-type="float" office:value="2119.8000000000002" table:style-name="ce1">
            <text:p>2119.8</text:p>
          </table:table-cell>
          <table:table-cell office:value-type="float" office:value="413.9" table:style-name="ce1">
            <text:p>413.9</text:p>
          </table:table-cell>
          <table:table-cell office:value-type="float" office:value="1080.8000000000002" table:style-name="ce1">
            <text:p>1080.8</text:p>
          </table:table-cell>
          <table:table-cell office:value-type="float" office:value="-1452.9" table:style-name="ce1">
            <text:p>-1452.9</text:p>
          </table:table-cell>
          <table:table-cell table:number-columns-repeated="16375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2049.6999999999998" table:style-name="ce1">
            <text:p>2049.7</text:p>
          </table:table-cell>
          <table:table-cell office:value-type="float" office:value="16.2" table:style-name="ce1">
            <text:p>16.2</text:p>
          </table:table-cell>
          <table:table-cell office:value-type="float" office:value="2049.6999999999998" table:style-name="ce1">
            <text:p>2049.7</text:p>
          </table:table-cell>
          <table:table-cell office:value-type="float" office:value="237.3" table:style-name="ce1">
            <text:p>237.3</text:p>
          </table:table-cell>
          <table:table-cell office:value-type="float" office:value="4099.3999999999996" table:style-name="ce1">
            <text:p>4099.4</text:p>
          </table:table-cell>
          <table:table-cell office:value-type="float" office:value="253.5" table:style-name="ce1">
            <text:p>253.5</text:p>
          </table:table-cell>
          <table:table-cell office:value-type="float" office:value="2065.8999999999996" table:style-name="ce1">
            <text:p>2065.9</text:p>
          </table:table-cell>
          <table:table-cell office:value-type="float" office:value="-2287" table:style-name="ce1">
            <text:p>-228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636.5166666666673" table:formula="msoxl:=AVERAGE(B2:B7)" table:style-name="ce8">
            <text:p>4636.5</text:p>
          </table:table-cell>
          <table:table-cell office:value-type="float" office:value="64.766666666666666" table:formula="msoxl:=AVERAGE(C2:C7)" table:style-name="ce8">
            <text:p>64.8</text:p>
          </table:table-cell>
          <table:table-cell office:value-type="float" office:value="4636.5166666666673" table:formula="msoxl:=AVERAGE(D2:D7)" table:style-name="ce8">
            <text:p>4636.5</text:p>
          </table:table-cell>
          <table:table-cell office:value-type="float" office:value="444.58333333333343" table:formula="msoxl:=AVERAGE(E2:E7)" table:style-name="ce8">
            <text:p>444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03.3034996938522" table:formula="msoxl:=IF(B9=0,0,MAX(SUMPRODUCT(B2:B7,B2:B7)/SUM(B2:B7)-B9,0))" table:style-name="ce8">
            <text:p>3803.3</text:p>
          </table:table-cell>
          <table:table-cell office:value-type="float" office:value="146.8791387888146" table:formula="msoxl:=IF(C9=0,0,MAX(SUMPRODUCT(C2:C7,C2:C7)/SUM(C2:C7)-C9,0))" table:style-name="ce8">
            <text:p>146.9</text:p>
          </table:table-cell>
          <table:table-cell office:value-type="float" office:value="3803.3034996938522" table:formula="msoxl:=IF(D9=0,0,MAX(SUMPRODUCT(D2:D7,D2:D7)/SUM(D2:D7)-D9,0))" table:style-name="ce8">
            <text:p>3803.3</text:p>
          </table:table-cell>
          <table:table-cell office:value-type="float" office:value="383.82730959075292" table:formula="msoxl:=IF(E9=0,0,MAX(SUMPRODUCT(E2:E7,E2:E7)/SUM(E2:E7)-E9,0))" table:style-name="ce8">
            <text:p>383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947.5798336394801" table:formula="msoxl:=ABS(MAX(B2:B7)-B9-B10)" table:style-name="ce8">
            <text:p>3947.6</text:p>
          </table:table-cell>
          <table:table-cell office:value-type="float" office:value="68.154194544518759" table:formula="msoxl:=ABS(MAX(C2:C7)-C9-C10)" table:style-name="ce8">
            <text:p>68.2</text:p>
          </table:table-cell>
          <table:table-cell office:value-type="float" office:value="3947.5798336394801" table:formula="msoxl:=ABS(MAX(D2:D7)-D9-D10)" table:style-name="ce8">
            <text:p>3947.6</text:p>
          </table:table-cell>
          <table:table-cell office:value-type="float" office:value="300.48935707591369" table:formula="msoxl:=ABS(MAX(E2:E7)-E9-E10)" table:style-name="ce8">
            <text:p>300.5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21391" table:style-name="ce1">
            <text:p>21391</text:p>
          </table:table-cell>
          <table:table-cell office:value-type="float" office:value="813.1" table:style-name="ce1">
            <text:p>813.1</text:p>
          </table:table-cell>
          <table:table-cell office:value-type="float" office:value="21391" table:style-name="ce1">
            <text:p>21391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43920.2" table:style-name="ce1">
            <text:p>43920.2</text:p>
          </table:table-cell>
          <table:table-cell office:value-type="float" office:value="54.7" table:style-name="ce1">
            <text:p>54.7</text:p>
          </table:table-cell>
          <table:table-cell office:value-type="float" office:value="43920.2" table:style-name="ce1">
            <text:p>43920.2</text:p>
          </table:table-cell>
          <table:table-cell office:value-type="float" office:value="71.599999999999994" table:style-name="ce1">
            <text:p>71.6</text:p>
          </table:table-cell>
          <table:table-cell table:number-columns-repeated="16379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21511" table:style-name="ce1">
            <text:p>21511</text:p>
          </table:table-cell>
          <table:table-cell office:value-type="float" office:value="357.1" table:style-name="ce1">
            <text:p>357.1</text:p>
          </table:table-cell>
          <table:table-cell office:value-type="float" office:value="21511" table:style-name="ce1">
            <text:p>21511</text:p>
          </table:table-cell>
          <table:table-cell office:value-type="float" office:value="911.7" table:style-name="ce1">
            <text:p>911.7</text:p>
          </table:table-cell>
          <table:table-cell table:number-columns-repeated="16379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3590.3" table:style-name="ce1">
            <text:p>3590.3</text:p>
          </table:table-cell>
          <table:table-cell office:value-type="float" office:value="133.6" table:style-name="ce1">
            <text:p>133.6</text:p>
          </table:table-cell>
          <table:table-cell office:value-type="float" office:value="3590.3" table:style-name="ce1">
            <text:p>3590.3</text:p>
          </table:table-cell>
          <table:table-cell office:value-type="float" office:value="322.10000000000002" table:style-name="ce1">
            <text:p>322.1</text:p>
          </table:table-cell>
          <table:table-cell table:number-columns-repeated="16379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7235.5" table:style-name="ce1">
            <text:p>7235.5</text:p>
          </table:table-cell>
          <table:table-cell office:value-type="float" office:value="91.3" table:style-name="ce1">
            <text:p>91.3</text:p>
          </table:table-cell>
          <table:table-cell office:value-type="float" office:value="7235.5" table:style-name="ce1">
            <text:p>7235.5</text:p>
          </table:table-cell>
          <table:table-cell office:value-type="float" office:value="202.6" table:style-name="ce1">
            <text:p>202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274.666666666666" table:formula="msoxl:=AVERAGE(B2:B7)" table:style-name="ce8">
            <text:p>16274.7</text:p>
          </table:table-cell>
          <table:table-cell office:value-type="float" office:value="243.45000000000002" table:formula="msoxl:=AVERAGE(C2:C7)" table:style-name="ce8">
            <text:p>243.5</text:p>
          </table:table-cell>
          <table:table-cell office:value-type="float" office:value="16274.666666666666" table:formula="msoxl:=AVERAGE(D2:D7)" table:style-name="ce8">
            <text:p>16274.7</text:p>
          </table:table-cell>
          <table:table-cell office:value-type="float" office:value="475.14999999999992" table:formula="msoxl:=AVERAGE(E2:E7)" table:style-name="ce8">
            <text:p>47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572.587597424766" table:formula="msoxl:=IF(B9=0,0,MAX(SUMPRODUCT(B2:B7,B2:B7)/SUM(B2:B7)-B9,0))" table:style-name="ce8">
            <text:p>13572.6</text:p>
          </table:table-cell>
          <table:table-cell office:value-type="float" office:value="316.51958307660698" table:formula="msoxl:=IF(C9=0,0,MAX(SUMPRODUCT(C2:C7,C2:C7)/SUM(C2:C7)-C9,0))" table:style-name="ce8">
            <text:p>316.5</text:p>
          </table:table-cell>
          <table:table-cell office:value-type="float" office:value="13572.587597424766" table:formula="msoxl:=IF(D9=0,0,MAX(SUMPRODUCT(D2:D7,D2:D7)/SUM(D2:D7)-D9,0))" table:style-name="ce8">
            <text:p>13572.6</text:p>
          </table:table-cell>
          <table:table-cell office:value-type="float" office:value="500.71145778526108" table:formula="msoxl:=IF(E9=0,0,MAX(SUMPRODUCT(E2:E7,E2:E7)/SUM(E2:E7)-E9,0))" table:style-name="ce8">
            <text:p>50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072.945735908566" table:formula="msoxl:=ABS(MAX(B2:B7)-B9-B10)" table:style-name="ce8">
            <text:p>14072.9</text:p>
          </table:table-cell>
          <table:table-cell office:value-type="float" office:value="253.130416923393" table:formula="msoxl:=ABS(MAX(C2:C7)-C9-C10)" table:style-name="ce8">
            <text:p>253.1</text:p>
          </table:table-cell>
          <table:table-cell office:value-type="float" office:value="14072.945735908566" table:formula="msoxl:=ABS(MAX(D2:D7)-D9-D10)" table:style-name="ce8">
            <text:p>14072.9</text:p>
          </table:table-cell>
          <table:table-cell office:value-type="float" office:value="366.13854221473906" table:formula="msoxl:=ABS(MAX(E2:E7)-E9-E10)" table:style-name="ce8">
            <text:p>366.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5614.2" table:style-name="ce1">
            <text:p>25614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49161.5" table:style-name="ce1">
            <text:p>4916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24313" table:style-name="ce1">
            <text:p>243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4596.6000000000004" table:style-name="ce1">
            <text:p>459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390.1" table:style-name="ce1">
            <text:p>839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81" table:style-name="ce1">
            <text:p>98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94" table:style-name="ce1">
            <text:p>7894</text:p>
          </table:table-cell>
          <table:table-cell office:value-type="float" office:value="-1" table:style-name="ce1">
            <text:p>-1</text:p>
          </table:table-cell>
          <table:table-cell office:value-type="float" office:value="1654" table:style-name="ce1">
            <text:p>1654</text:p>
          </table:table-cell>
          <table:table-cell office:value-type="float" office:value="466" table:style-name="ce1">
            <text:p>466</text:p>
          </table:table-cell>
          <table:table-cell office:value-type="float" office:value="-1" table:style-name="ce1">
            <text:p>-1</text:p>
          </table:table-cell>
          <table:table-cell office:value-type="float" office:value="201442" table:style-name="ce1">
            <text:p>2014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96" table:style-name="ce1">
            <text:p>1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6" table:style-name="ce1">
            <text:p>1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823" table:style-name="ce1">
            <text:p>-7823</text:p>
          </table:table-cell>
          <table:table-cell office:value-type="float" office:value="0" table:style-name="ce1">
            <text:p>0</text:p>
          </table:table-cell>
          <table:table-cell office:value-type="float" office:value="443" table:style-name="ce1">
            <text:p>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1443" table:style-name="ce1">
            <text:p>-201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table:number-columns-repeated="16346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2" table:style-name="ce1">
            <text:p>8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3686" table:style-name="ce1">
            <text:p>3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8" table:style-name="ce1">
            <text:p>7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0" table:style-name="ce1">
            <text:p>0</text:p>
          </table:table-cell>
          <table:table-cell office:value-type="float" office:value="3602" table:style-name="ce1">
            <text:p>3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54" table:style-name="ce1">
            <text:p>-54</text:p>
          </table:table-cell>
          <table:table-cell table:number-columns-repeated="16346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8" table:style-name="ce1">
            <text:p>7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3" table:style-name="ce1">
            <text:p>1433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42" table:style-name="ce1">
            <text:p>42</text:p>
          </table:table-cell>
          <table:table-cell table:number-columns-repeated="16346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-8614" table:style-name="ce1">
            <text:p>-86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37" table:style-name="ce1">
            <text:p>-37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46M7.000S" table:style-name="ce9">
            <text:p>15:46:07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6M7.000S" table:style-name="ce10">
            <text:p>15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46M37.000S" table:style-name="ce9">
            <text:p>15:46:37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6M37.000S" table:style-name="ce10">
            <text:p>15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47M7.000S" table:style-name="ce9">
            <text:p>15:47:07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7M7.000S" table:style-name="ce10">
            <text:p>15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47M37.000S" table:style-name="ce9">
            <text:p>15:47:37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7M37.000S" table:style-name="ce10">
            <text:p>15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48M7.000S" table:style-name="ce9">
            <text:p>15:48:07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8M7.000S" table:style-name="ce10">
            <text:p>15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48M37.000S" table:style-name="ce9">
            <text:p>15:48:37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7H48M37.000S" table:style-name="ce10">
            <text:p>15:48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6.3" table:style-name="ce1">
            <text:p>6.3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float" office:value="91.8" table:style-name="ce1">
            <text:p>91.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49.2" table:style-name="ce1">
            <text:p>49.2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41.5" table:style-name="ce1">
            <text:p>41.5</text:p>
          </table:table-cell>
          <table:table-cell office:value-type="float" office:value="58.6" table:style-name="ce1">
            <text:p>58.6</text:p>
          </table:table-cell>
          <table:table-cell table:number-columns-repeated="1637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77.7" table:style-name="ce1">
            <text:p>77.7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4.3" table:style-name="ce1">
            <text:p>4.3</text:p>
          </table:table-cell>
          <table:table-cell office:value-type="float" office:value="95.6" table:style-name="ce1">
            <text:p>95.6</text:p>
          </table:table-cell>
          <table:table-cell table:number-columns-repeated="1637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51.1" table:style-name="ce1">
            <text:p>51.1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33.6" table:style-name="ce1">
            <text:p>33.6</text:p>
          </table:table-cell>
          <table:table-cell office:value-type="float" office:value="66.400000000000006" table:style-name="ce1">
            <text:p>66.4</text:p>
          </table:table-cell>
          <table:table-cell table:number-columns-repeated="1637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2.2" table:style-name="ce1">
            <text:p>12.2</text:p>
          </table:table-cell>
          <table:table-cell office:value-type="float" office:value="26" table:style-name="ce1">
            <text:p>26</text:p>
          </table:table-cell>
          <table:table-cell office:value-type="float" office:value="0.3" table:style-name="ce1">
            <text:p>0.3</text:p>
          </table:table-cell>
          <table:table-cell office:value-type="float" office:value="61.5" table:style-name="ce1">
            <text:p>61.5</text:p>
          </table:table-cell>
          <table:table-cell office:value-type="float" office:value="38.200000000000003" table:style-name="ce1">
            <text:p>38.2</text:p>
          </table:table-cell>
          <table:table-cell table:number-columns-repeated="1637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20.7" table:style-name="ce1">
            <text:p>20.7</text:p>
          </table:table-cell>
          <table:table-cell office:value-type="float" office:value="0" table:style-name="ce1">
            <text:p>0</text:p>
          </table:table-cell>
          <table:table-cell office:value-type="float" office:value="61.9" table:style-name="ce1">
            <text:p>61.9</text:p>
          </table:table-cell>
          <table:table-cell office:value-type="float" office:value="38.099999999999994" table:style-name="ce1">
            <text:p>38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65" table:style-name="ce1">
            <text:p>35.65</text:p>
          </table:table-cell>
          <table:table-cell office:value-type="float" office:value="15.166666666666666" table:style-name="ce1">
            <text:p>15.16666667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49.1" table:style-name="ce1">
            <text:p>49.1</text:p>
          </table:table-cell>
          <table:table-cell office:value-type="float" office:value="50.816666666666663" table:style-name="ce1">
            <text:p>50.8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6.8" table:style-name="ce1">
            <text:p>6.8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float" office:value="91.1" table:style-name="ce1">
            <text:p>91.1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7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57.3" table:style-name="ce1">
            <text:p>57.3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73.5" table:style-name="ce1">
            <text:p>73.5</text:p>
          </table:table-cell>
          <table:table-cell table:number-columns-repeated="1637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2.7" table:style-name="ce1">
            <text:p>12.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1.3" table:style-name="ce1">
            <text:p>61.3</text:p>
          </table:table-cell>
          <table:table-cell office:value-type="float" office:value="38.700000000000003" table:style-name="ce1">
            <text:p>38.7</text:p>
          </table:table-cell>
          <table:table-cell table:number-columns-repeated="1637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3.7" table:style-name="ce1">
            <text:p>23.7</text:p>
          </table:table-cell>
          <table:table-cell office:value-type="float" office:value="0" table:style-name="ce1">
            <text:p>0</text:p>
          </table:table-cell>
          <table:table-cell office:value-type="float" office:value="58.2" table:style-name="ce1">
            <text:p>58.2</text:p>
          </table:table-cell>
          <table:table-cell office:value-type="float" office:value="41.8" table:style-name="ce1">
            <text:p>41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883333333333333" table:style-name="ce1">
            <text:p>37.88333333</text:p>
          </table:table-cell>
          <table:table-cell office:value-type="float" office:value="15.983333333333334" table:style-name="ce1">
            <text:p>15.98333333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46.066666666666663" table:style-name="ce1">
            <text:p>46.06666667</text:p>
          </table:table-cell>
          <table:table-cell office:value-type="float" office:value="53.866666666666667" table:style-name="ce1">
            <text:p>53.8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6.7" table:style-name="ce1">
            <text:p>6.7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91.4" table:style-name="ce1">
            <text:p>91.4</text:p>
          </table:table-cell>
          <table:table-cell office:value-type="float" office:value="8.3000000000000007" table:style-name="ce1">
            <text:p>8.3</text:p>
          </table:table-cell>
          <table:table-cell table:number-columns-repeated="1637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55" table:style-name="ce1">
            <text:p>55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33.4" table:style-name="ce1">
            <text:p>33.4</text:p>
          </table:table-cell>
          <table:table-cell office:value-type="float" office:value="66.599999999999994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77.3" table:style-name="ce1">
            <text:p>77.3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93.6" table:style-name="ce1">
            <text:p>93.6</text:p>
          </table:table-cell>
          <table:table-cell table:number-columns-repeated="1637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66.3" table:style-name="ce1">
            <text:p>66.3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15.3" table:style-name="ce1">
            <text:p>15.3</text:p>
          </table:table-cell>
          <table:table-cell office:value-type="float" office:value="84.699999999999989" table:style-name="ce1">
            <text:p>84.7</text:p>
          </table:table-cell>
          <table:table-cell table:number-columns-repeated="1637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3.7" table:style-name="ce1">
            <text:p>13.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64.3" table:style-name="ce1">
            <text:p>64.3</text:p>
          </table:table-cell>
          <table:table-cell office:value-type="float" office:value="35.700000000000003" table:style-name="ce1">
            <text:p>35.7</text:p>
          </table:table-cell>
          <table:table-cell table:number-columns-repeated="1637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20" table:style-name="ce1">
            <text:p>20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0" table:style-name="ce1">
            <text:p>0</text:p>
          </table:table-cell>
          <table:table-cell office:value-type="float" office:value="61.4" table:style-name="ce1">
            <text:p>61.4</text:p>
          </table:table-cell>
          <table:table-cell office:value-type="float" office:value="38.6" table:style-name="ce1">
            <text:p>38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833333333333336" table:style-name="ce1">
            <text:p>39.83333333</text:p>
          </table:table-cell>
          <table:table-cell office:value-type="float" office:value="14.75" table:style-name="ce1">
            <text:p>14.75</text:p>
          </table:table-cell>
          <table:table-cell office:value-type="float" office:value="4.9999999999999996E-2" table:style-name="ce1">
            <text:p>0.05</text:p>
          </table:table-cell>
          <table:table-cell office:value-type="float" office:value="45.366666666666667" table:style-name="ce1">
            <text:p>45.36666667</text:p>
          </table:table-cell>
          <table:table-cell office:value-type="float" office:value="54.583333333333336" table:style-name="ce1">
            <text:p>54.5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7H46M7.000S" table:style-name="ce9">
            <text:p>15:46:07</text:p>
          </table:table-cell>
          <table:table-cell office:value-type="float" office:value="6.8" table:style-name="ce1">
            <text:p>6.8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float" office:value="91.6" table:style-name="ce1">
            <text:p>91.6</text:p>
          </table:table-cell>
          <table:table-cell office:value-type="float" office:value="8.3000000000000007" table:style-name="ce1">
            <text:p>8.3</text:p>
          </table:table-cell>
          <table:table-cell table:number-columns-repeated="16378"/>
        </table:table-row>
        <table:table-row table:style-name="ro1">
          <table:table-cell office:value-type="time" office:time-value="PT984807H46M37.000S" table:style-name="ce9">
            <text:p>15:46:37</text:p>
          </table:table-cell>
          <table:table-cell office:value-type="float" office:value="55.6" table:style-name="ce1">
            <text:p>55.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3.4" table:style-name="ce1">
            <text:p>33.4</text:p>
          </table:table-cell>
          <table:table-cell office:value-type="float" office:value="66.599999999999994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4807H47M7.000S" table:style-name="ce9">
            <text:p>15:47:07</text:p>
          </table:table-cell>
          <table:table-cell office:value-type="float" office:value="80.7" table:style-name="ce1">
            <text:p>80.7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0" table:style-name="ce1">
            <text:p>0</text:p>
          </table:table-cell>
          <table:table-cell office:value-type="float" office:value="2.9" table:style-name="ce1">
            <text:p>2.9</text:p>
          </table:table-cell>
          <table:table-cell office:value-type="float" office:value="97.1" table:style-name="ce1">
            <text:p>97.1</text:p>
          </table:table-cell>
          <table:table-cell table:number-columns-repeated="16378"/>
        </table:table-row>
        <table:table-row table:style-name="ro1">
          <table:table-cell office:value-type="time" office:time-value="PT984807H47M37.000S" table:style-name="ce9">
            <text:p>15:47:37</text:p>
          </table:table-cell>
          <table:table-cell office:value-type="float" office:value="59.2" table:style-name="ce1">
            <text:p>59.2</text:p>
          </table:table-cell>
          <table:table-cell office:value-type="float" office:value="17.7" table:style-name="ce1">
            <text:p>17.7</text:p>
          </table:table-cell>
          <table:table-cell office:value-type="float" office:value="0.4" table:style-name="ce1">
            <text:p>0.4</text:p>
          </table:table-cell>
          <table:table-cell office:value-type="float" office:value="22.8" table:style-name="ce1">
            <text:p>22.8</text:p>
          </table:table-cell>
          <table:table-cell office:value-type="float" office:value="76.900000000000006" table:style-name="ce1">
            <text:p>76.9</text:p>
          </table:table-cell>
          <table:table-cell table:number-columns-repeated="16378"/>
        </table:table-row>
        <table:table-row table:style-name="ro1">
          <table:table-cell office:value-type="time" office:time-value="PT984807H48M7.000S" table:style-name="ce9">
            <text:p>15:48:07</text:p>
          </table:table-cell>
          <table:table-cell office:value-type="float" office:value="11.6" table:style-name="ce1">
            <text:p>11.6</text:p>
          </table:table-cell>
          <table:table-cell office:value-type="float" office:value="20.8" table:style-name="ce1">
            <text:p>20.8</text:p>
          </table:table-cell>
          <table:table-cell office:value-type="float" office:value="0.2" table:style-name="ce1">
            <text:p>0.2</text:p>
          </table:table-cell>
          <table:table-cell office:value-type="float" office:value="67.3" table:style-name="ce1">
            <text:p>67.3</text:p>
          </table:table-cell>
          <table:table-cell office:value-type="float" office:value="32.4" table:style-name="ce1">
            <text:p>32.4</text:p>
          </table:table-cell>
          <table:table-cell table:number-columns-repeated="16378"/>
        </table:table-row>
        <table:table-row table:style-name="ro1">
          <table:table-cell office:value-type="time" office:time-value="PT984807H48M37.000S" table:style-name="ce9">
            <text:p>15:48:37</text:p>
          </table:table-cell>
          <table:table-cell office:value-type="float" office:value="15.3" table:style-name="ce1">
            <text:p>15.3</text:p>
          </table:table-cell>
          <table:table-cell office:value-type="float" office:value="32.1" table:style-name="ce1">
            <text:p>32.1</text:p>
          </table:table-cell>
          <table:table-cell office:value-type="float" office:value="0.4" table:style-name="ce1">
            <text:p>0.4</text:p>
          </table:table-cell>
          <table:table-cell office:value-type="float" office:value="52.3" table:style-name="ce1">
            <text:p>52.3</text:p>
          </table:table-cell>
          <table:table-cell office:value-type="float" office:value="47.400000000000006" table:style-name="ce1">
            <text:p>47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6.583333333333332" table:style-name="ce1">
            <text:p>16.58333333</text:p>
          </table:table-cell>
          <table:table-cell office:value-type="float" office:value="0.18333333333333335" table:style-name="ce1">
            <text:p>0.183333333</text:p>
          </table:table-cell>
          <table:table-cell office:value-type="float" office:value="45.050000000000004" table:style-name="ce1">
            <text:p>45.05</text:p>
          </table:table-cell>
          <table:table-cell office:value-type="float" office:value="54.783333333333339" table:style-name="ce1">
            <text:p>54.7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5-04T10:40:48Z</meta:creation-date>
    <dc:date>2012-05-04T10:41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